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1000_runs_intrinsic_feedback_3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office:value-type="float" office:value="0.754" calcext:value-type="float">
            <text:p>0,7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1" calcext:value-type="float">
            <text:p>0,261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office:value-type="float" office:value="0.739" calcext:value-type="float">
            <text:p>0,73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000_runs_intrinsic_feedback_3.B2:1000_runs_intrinsic_feedback_3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4:01:30.885745728</dc:date>
    <meta:editing-duration>PT19S</meta:editing-duration>
    <meta:editing-cycles>1</meta:editing-cycles>
    <meta:document-statistic meta:table-count="1" meta:cell-count="180" meta:object-count="0"/>
    <meta:generator>LibreOffice/5.1.6.2$Linux_X86_64 LibreOffice_project/10m0$Build-2</meta:generator>
  </office:meta>
</office:document-meta>
</file>